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81000003C64F2057B7.png"/>
  <manifest:file-entry manifest:media-type="image/png" manifest:full-path="Pictures/10000201000005B30000036B4C92B92E.png"/>
  <manifest:file-entry manifest:media-type="image/png" manifest:full-path="Pictures/100002010000074E00000389761470CF.png"/>
  <manifest:file-entry manifest:media-type="image/png" manifest:full-path="Pictures/10000201000004C4000003731698C1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e : Rajvi Gandhi</text:p>
      <text:p text:style-name="Standard">roll no: 92400527119</text:p>
      <text:p text:style-name="Standard">set:1</text:p>
      <text:p text:style-name="Standard"/>
      <text:p text:style-name="Standard">Q1</text:p>
      <text:p text:style-name="Standard"/>
      <text:p text:style-name="Standard"><draw:frame draw:style-name="fr1" draw:name="graphics1" text:anchor-type="paragraph" svg:width="17cm" svg:height="8.227cm" draw:z-index="0"><draw:image xlink:href="Pictures/100002010000074E00000389761470CF.png" xlink:type="simple" xlink:show="embed" xlink:actuate="onLoad"/></draw:frame></text:p>
      <text:p text:style-name="Standard"/>
      <text:p text:style-name="Standard">Q2</text:p>
      <text:p text:style-name="Standard"/>
      <text:p text:style-name="Standard"><draw:frame draw:style-name="fr2" draw:name="graphics2" text:anchor-type="paragraph" svg:width="17cm" svg:height="11.656cm" draw:z-index="1"><draw:image xlink:href="Pictures/1000020100000581000003C64F2057B7.png" xlink:type="simple" xlink:show="embed" xlink:actuate="onLoad"/></draw:frame></text:p>
      <text:p text:style-name="Standard"><text:soft-page-break/></text:p>
      <text:p text:style-name="Standard">Q3</text:p>
      <text:p text:style-name="Standard"/>
      <text:p text:style-name="Standard"><draw:frame draw:style-name="fr2" draw:name="graphics3" text:anchor-type="paragraph" svg:width="17cm" svg:height="10.195cm" draw:z-index="2"><draw:image xlink:href="Pictures/10000201000005B30000036B4C92B92E.png" xlink:type="simple" xlink:show="embed" xlink:actuate="onLoad"/></draw:frame></text:p>
      <text:p text:style-name="Standard">Q4</text:p>
      <text:p text:style-name="Standard"/>
      <text:p text:style-name="Standard"><draw:frame draw:style-name="fr2" draw:name="graphics4" text:anchor-type="paragraph" svg:width="17cm" svg:height="12.303cm" draw:z-index="3"><draw:image xlink:href="Pictures/10000201000004C4000003731698C1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12T08:51:14.20</meta:creation-date>
    <dc:date>2026-03-12T08:57:58.44</dc:date>
    <meta:editing-duration>PT6M44S</meta:editing-duration>
    <meta:editing-cycles>2</meta:editing-cycles>
    <meta:generator>OpenOffice/4.1.15$Win32 OpenOffice.org_project/4115m2$Build-9813</meta:generator>
    <meta:document-statistic meta:table-count="0" meta:image-count="4" meta:object-count="0" meta:page-count="2" meta:paragraph-count="7" meta:word-count="12" meta:character-count="52"/>
  </office:meta>
</office:document-meta>
</file>